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5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20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rchiv-Eintrag: Nicht alle Informationen auslesbar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Reacts nicht auswertba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2 Kommentare 198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Nicht auswertbar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🤨 😎 Haben sie eine Impfung? Dann... | Face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c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Jun. 2021 09:13:20 UTC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keine andere Mementos dieser url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Alle Mementos von Domain m.facebook.com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ldschirmfo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wnload .z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en Fehler oder Missbrauch meld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nd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-Aktiv на Facebook. Если вам интересны новости V-Aktiv, регистрируйтесь на Facebook сегодня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рисоединитьс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или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Вход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-Akt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 мая, 05:22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TZF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 sie eine Impfung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können Sie vielleicht nicht mehr lange fliegen. Die Fluggesellschaften arbeiteten fleißig mit den Regierungen und dem internationalen Coronadiction Te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ammen, um den Impfpass mit dem Slogan ’no jab, no fly‘ zu bewerben. Und es funktionierte, denn die ängstlichen und leichtgläubigen, tugendhaften Bür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en schnell bereit, sich als Versuchskaninchen missbrauchen zu lassen, ’nur um in den Urlaub zu fliegen‘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 altbewährte Methode, könnte man sagen, aber es gab einen Hak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au in diesem Moment beraten die Fluggesellschaften über die geimpften Kunden und das große Risiko, dass sie durch das experimentelle mRNA-Ser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tgerinnsel bekommen. Schon seit vielen Jahren gilt, dass Personen mit erhöhtem Risiko für Blutgerinnsel nur unter strenger Aufsicht fliegen dürfen. Es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fohlen, dass diese Personen möglichst nicht fliegen sollten, es sei denn, es liegt eine lebensbedrohliche Situation vo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 einer bestimmten Flughöhe besteht ein erhöhtes Risiko für Komplikationen, Schlaganfall, Thrombose oder Herzinfarkt, wenn man dafür empfindlich(er) ist. W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 jetzt Informationen, die bestätigen, dass jeder, der die Spritze bekommt (egal welche Marke), Gerinnungs- und Blutungsprobleme als eine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ptreaktionen hat. Diese Reaktionen sind alle ähnlich wie die bestehenden Einschränkungen in diesem Bere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Fluggesellschaften diskutieren jetzt über ihre Haftung und darüber, was sie mit den Geimpften machen sollen, da sie nicht fliegen dürfen, weil es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srisiko ist. Diese Diskussionen haben gerade erst begonnen, aber es sieht so aus, dass jeder, der geimpft ist, nicht fliegen darf. Die Ungeimpf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ngegen werden in Ruhe an Bord gehen könn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делились: 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eas 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uuuper, das ist doch mal eine positive Nachrich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gönne ich den impffanatiker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kommt davon wenn man einer Versagerpolitik blind hinterherrennt und denen hörig is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нед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смотреть предыдущие ответ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-Aktiv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Hofer lesen Sie doch bitte einmal den Text unter diesem Video von ihrem Bitchute Link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Erst darfst du nur reisen wenn du geimpft bist und dann darfst du eben NICHT reisen, weil du geimpft bist…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Nachricht ist kein Fake und wird in den USA tatsächlich diskutiert. Die Fluggesellschaften sind in der Haftung falls jemand gesundheitli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äden wärend des Fluges erleid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lege was sie damit für einen gewaltigen Schachzug getätigt 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enda 2030 will, dass du aufhörst zu reisen… Wir sollen alle in unseren Gebieten leben ohne uns fort zubewegen."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archive.md/QJj0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-Aktiv - NETZFU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🤨 😎 Haben sie eine Impfung? Dann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смотреть следующие ответ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uela R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nd i voll tol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 прошлый пн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 An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finde sehr traurig!!! Dann werden wir woll nicht weg fliegen!!! Wer hat mehr schaden??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нед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fi Ulb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ingt für mich logisch. Es werden die Versuchskaninchen du Flug Enten, denen man die Flügel wieder stutz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 прошлый вт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er Doppel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hj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нед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a Tub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celo je pocel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emogu natjerati svo stanovništvo na vakcinisanje ali uslove mogu postavljat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je šije nego vr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нед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Wohlgenan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 lassen gar ned einsteigen zum glück ungeimpft und ungeteste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нед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Hipp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n ja was soll man sa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нед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ar's dann mit Urlau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üller Mark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queline Müller, David Geisinger, Sabine Geisinger, des wär Dr oberknaller ha? Grad gestern Hon Mr davo gredat..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нед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Geisinger ответил(-а) · 2 ответ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brina May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ann darf keine einzige Frau die hormonell verhütet flie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нед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Mayr ответил(-а) · 5 ответов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tina Petra Lamber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n läuft... Jetzt ist für alle dann das Reisen verboten. Genau was Schwab, Gates &amp; Co ja wohl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 die Jugendlichen schreien noch laut Hurra...Klimawandel &amp;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в прошлый вт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dine 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Beldovic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нед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Beld... ответил(-а) · 1 ответ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bienne DoB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s isch wieder mol an Rotz he........ So an blödsinn....... Wo nehmt ihr nur die Zeit für so Quatsch her???????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нед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 Ela Bö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Hoch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нед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o Xan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i Sohm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нед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xel Da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ustigt nehme ich das zur Kenntn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нед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vin Gull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archive.md/QJj0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-Aktiv - NETZFU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vin Gull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🤨 😎 Haben sie eine Impfung? Dann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leen Sultam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в прошлый пн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talie Lerou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ven König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нед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y Madle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ein Schwachsinn wird wohl keiner glauben.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 ср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Sa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ja da hätten ja die Grünen eine riesen Freude damit , wenn plötzlich so viele nicht mehr fliegen dürften , oder 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нед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Пожаловаться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Rohr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Schust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нед.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7" table:formula="of:=COUNTIF([.C$1:.C$1048576];&quot;X&quot;)" office:value-type="float" office:value="10" calcext:value-type="float">
            <text:p>10</text:p>
          </table:table-cell>
          <table:table-cell table:style-name="ce7" table:formula="of:=COUNTIF([.D$1:.D$1048576];&quot;X&quot;)" office:value-type="float" office:value="2" calcext:value-type="float">
            <text:p>2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10" calcext:value-type="float">
            <text:p>10</text:p>
          </table:table-cell>
          <table:table-cell table:formula="of:=COUNTIF([.G$1:.G$1048576];&quot;X&quot;)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246];[.D246];[.F246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2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 table:number-columns-repeated="6"/>
        </table:table-row>
        <table:table-row table:style-name="ro1" table:number-rows-repeated="104830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15:43:47.310624832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5T15:58:54.973668987</dc:date>
    <meta:editing-duration>PT33S</meta:editing-duration>
    <meta:editing-cycles>3</meta:editing-cycles>
    <meta:document-statistic meta:table-count="1" meta:cell-count="197" meta:object-count="0"/>
  </office:meta>
</office:document-meta>
</file>